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>
      <style:text-properties fo:font-weight="normal" officeooo:rsid="001d29f4" officeooo:paragraph-rsid="0002ab23" style:font-weight-asian="normal" style:font-weight-complex="normal"/>
    </style:style>
    <style:style style:name="P2" style:family="paragraph" style:parent-style-name="Standard">
      <style:paragraph-properties fo:break-before="page"/>
      <style:text-properties fo:font-weight="bold" officeooo:rsid="001ea450" officeooo:paragraph-rsid="0002ab23" style:font-weight-asian="bold" style:font-weight-complex="bold"/>
    </style:style>
    <style:style style:name="T1" style:family="text">
      <style:text-properties officeooo:rsid="00213089"/>
    </style:style>
    <style:style style:name="T2" style:family="text">
      <style:text-properties officeooo:rsid="001ea4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licious program that can change the data</text:p>
      <text:p text:style-name="P1"/>
      <text:p text:style-name="P1"/>
      <text:p text:style-name="P1">$(echo c2h1dGRvd24gbm93Cg== | base64 -d)</text:p>
      <text:p text:style-name="P1"/>
      <text:p text:style-name="P1"/>
      <text:p text:style-name="P1">Above mentioned command is a linux command. This command echoed the c2h1dGRvd24gbm93Cg== <text:span text:style-name="T1">string value </text:span>which then decoded to base64. The $ symbol <text:span text:style-name="T2">makes the</text:span> whole command <text:span text:style-name="T2">an </text:span>enviroment variable and get executed. The <text:span text:style-name="T2">decoded form of c2h1dGRvd24gbm93Cg== is </text:span><text:span text:style-name="T1">shutdown now, which means the system will be powered off right after the command get execu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15:34:41.589780049</meta:creation-date>
    <dc:date>2021-12-28T15:35:16.278376410</dc:date>
    <meta:editing-duration>PT35S</meta:editing-duration>
    <meta:editing-cycles>1</meta:editing-cycles>
    <meta:document-statistic meta:table-count="0" meta:image-count="0" meta:object-count="0" meta:page-count="1" meta:paragraph-count="3" meta:word-count="66" meta:character-count="430" meta:non-whitespace-character-count="367"/>
    <meta:generator>LibreOffice/7.2.4.1$Linux_X86_64 LibreOffice_project/20$Build-1</meta:generator>
  </office:meta>
</office:document-meta>
</file>